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3T17:28:49.21962940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2.6.2$Linux_X86_64 LibreOffice_project/b0ec3a565991f7569a5a7f5d24fed7f52653d754</meta:generator>
  </office:meta>
</office:document-meta>
</file>